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line-height="100%"/>
      <style:text-properties style:font-name="Calibri1"/>
    </style:style>
    <style:style style:name="P3" style:family="paragraph" style:parent-style-name="Standard">
      <style:paragraph-properties fo:line-height="100%"/>
      <style:text-properties style:font-name="Calibri1" fo:font-weight="bold" style:font-weight-asian="bold" style:font-weight-complex="bold"/>
    </style:style>
    <style:style style:name="P4" style:family="paragraph" style:parent-style-name="Standard" style:list-style-name="L2">
      <style:paragraph-properties fo:line-height="100%"/>
      <style:text-properties style:font-name="Calibri1" fo:font-weight="bold" style:font-weight-asian="bold" style:font-weight-complex="bold"/>
    </style:style>
    <style:style style:name="P5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6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7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it1901_-_informatikk_prosjektarbeid_i_h-2011"/>IT1901 - Informatikk prosjektarbeid I H-2011</text:h>
      <text:p text:style-name="P6"/>
      <text:p text:style-name="P7">Møtereferat</text:p>
      <text:p text:style-name="P7"/>
      <text:p text:style-name="P7">Møtetid: <text:span text:style-name="T1">14.09.2011, kl: 14:00</text:span></text:p>
      <text:p text:style-name="P7">Oppmøte: <text:span text:style-name="T1">Alf, Christian, Tomas</text:span></text:p>
      <text:p text:style-name="P7"/>
      <text:p text:style-name="P7">Agenda:</text:p>
      <text:list xml:id="list40704199" text:style-name="L1">
        <text:list-item>
          <text:list>
            <text:list-item>
              <text:p text:style-name="P1">Prøve å lage en prototype.</text:p>
            </text:list-item>
          </text:list>
        </text:list-item>
      </text:list>
      <text:p text:style-name="P7"/>
      <text:p text:style-name="P7">Oppsummering:</text:p>
      <text:p text:style-name="P2"><text:tab/>Dårlig oppmøte. Alf og Christian begynner utvikling av klasser til bruk i programmet vårt som en del av de underliggende funksjonene.</text:p>
      <text:p text:style-name="P2"/>
      <text:p text:style-name="P3">Til neste gang:</text:p>
      <text:list xml:id="list41211898" text:style-name="L2">
        <text:list-item>
          <text:list>
            <text:list-item>
              <text:p text:style-name="P4"><text:span text:style-name="T1">Jobbe med prototypen.</text:span></text:p>
            </text:list-item>
            <text:list-item>
              <text:p text:style-name="P4"><text:span text:style-name="T1">Komme på ideer til GUI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07:49.41</dc:date>
    <meta:editing-duration>PT49M16S</meta:editing-duration>
    <meta:editing-cycles>4</meta:editing-cycles>
    <meta:generator>LibreOffice/3.4$Win32 LibreOffice_project/340m1$Build-402</meta:generator>
    <meta:document-statistic meta:table-count="0" meta:image-count="0" meta:object-count="0" meta:page-count="1" meta:paragraph-count="11" meta:word-count="57" meta:character-count="357" meta:non-whitespace-character-count="313"/>
  </office:meta>
</office:document-meta>
</file>